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1.8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_AA_exp64</text:p>
          </table:table-cell>
          <table:table-cell office:value-type="string" calcext:value-type="string">
            <text:p>3_AA.v1.l0.ds1.l_combo0.ds_combo0.idays60.odays1</text:p>
          </table:table-cell>
          <table:table-cell office:value-type="float" office:value="0.00623251078650355" calcext:value-type="float">
            <text:p>0.006232510786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_F_exp8</text:p>
          </table:table-cell>
          <table:table-cell office:value-type="string" calcext:value-type="string">
            <text:p>3_F.v1.l0.ds1.l_combo0.ds_combo1.idays30.odays1</text:p>
          </table:table-cell>
          <table:table-cell office:value-type="float" office:value="0.00147718796506524" calcext:value-type="float">
            <text:p>0.001477187965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_AA_exp64</text:p>
          </table:table-cell>
          <table:table-cell office:value-type="string" calcext:value-type="string">
            <text:p>2_AA.v1.l0.ds1.l_combo0.ds_combo2.idays60.odays1</text:p>
          </table:table-cell>
          <table:table-cell office:value-type="float" office:value="0.0114550516009331" calcext:value-type="float">
            <text:p>0.0114550516009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_F_exp32</text:p>
          </table:table-cell>
          <table:table-cell office:value-type="string" calcext:value-type="string">
            <text:p>3_F.v1.l0.ds1.l_combo0.ds_combo3.idays60.odays1</text:p>
          </table:table-cell>
          <table:table-cell office:value-type="float" office:value="0.0285703707486391" calcext:value-type="float">
            <text:p>0.028570370748639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formula="of:=SUM([.D2:.D5])" office:value-type="float" office:value="0.047735121101141" calcext:value-type="float">
            <text:p>0.047735121101141</text:p>
          </table:table-cell>
          <table:table-cell table:formula="of:=AVERAGE([.D2:.D5])" office:value-type="float" office:value="0.0119337802752852" calcext:value-type="float">
            <text:p>0.011933780275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09:11:21.867102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3T09:11:43.977023037</dc:date>
    <meta:editing-duration>PT39S</meta:editing-duration>
    <meta:editing-cycles>2</meta:editing-cycles>
    <meta:generator>LibreOffice/6.0.7.3$Linux_X86_64 LibreOffice_project/00m0$Build-3</meta:generator>
    <meta:document-statistic meta:table-count="1" meta:cell-count="22" meta:object-count="0"/>
  </office:meta>
</office:document-meta>
</file>